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4cm" svg:stroke-color="#000000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.7cm" svg:height="1.5cm" svg:x="8.7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1cm" svg:height="2.4cm" svg:x="7.1cm" svg:y="5.8cm">
          <text:p text:style-name="P2"><text:span text:style-name="T1">Conectando con </text:span></text:p>
          <text:p text:style-name="P2"><text:span text:style-name="T1">El Servi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1cm" svg:height="2.4cm" svg:x="7.1cm" svg:y="10cm">
          <text:p text:style-name="P2"><text:span text:style-name="T1">Conec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5.1cm" svg:height="2.4cm" svg:x="12.7cm" svg:y="12.9cm">
          <text:p text:style-name="P2"><text:span text:style-name="T1">Uniendose a </text:span></text:p>
          <text:p text:style-name="P2"><text:span text:style-name="T1">Convers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5.1cm" svg:height="2.4cm" svg:x="7.3cm" svg:y="16.5cm">
          <text:p text:style-name="P2"><text:span text:style-name="T1">En Convers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6.5cm" svg:height="2.3cm" svg:x="1.3cm" svg:y="20.6cm">
          <text:p text:style-name="P2"><text:span text:style-name="T1">Enviando y recibiendo</text:span></text:p>
          <text:p text:style-name="P2"><text:span text:style-name="T1">Mensaj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5.1cm" svg:height="2.4cm" svg:x="11.4cm" svg:y="20.6cm">
          <text:p text:style-name="P2"><text:span text:style-name="T1">Finalizando Se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1cm" svg:height="2.4cm" svg:x="2.4cm" svg:y="13.1cm">
          <text:p text:style-name="P2"><text:span text:style-name="T1">Creando </text:span></text:p>
          <text:p text:style-name="P2"><text:span text:style-name="T1">Convers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5cm" svg:height="1.4cm" svg:x="16.6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5.1cm" svg:height="2.4cm" svg:x="13.8cm" svg:y="5.6cm">
          <text:p text:style-name="P2"><text:span text:style-name="T1">Intentar conectar</text:span></text:p>
          <text:p text:style-name="P2"><text:span text:style-name="T1">nuevam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5cm" svg:height="1.4cm" svg:x="13.3cm" svg:y="2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s" svg:x1="9.65cm" svg:y1="8.2cm" svg:x2="9.65cm" svg:y2="10cm" draw:start-shape="id1" draw:start-glue-point="8" draw:end-shape="id2" draw:end-glue-point="4" svg:d="m9650 8200v502 797 501" svg:viewBox="0 0 1 1801">
          <text:p/>
        </draw:connector>
        <draw:connector draw:style-name="gr4" draw:text-style-name="P1" draw:layer="layout" draw:type="lines" svg:x1="7.1cm" svg:y1="11.2cm" svg:x2="4.95cm" svg:y2="13.1cm" draw:start-shape="id2" draw:start-glue-point="6" draw:end-shape="id3" draw:end-glue-point="4" svg:d="m7100 11200h-501l-1649 1399v501" svg:viewBox="0 0 2151 1901">
          <text:p/>
        </draw:connector>
        <draw:connector draw:style-name="gr4" draw:text-style-name="P1" draw:layer="layout" draw:type="lines" svg:x1="12.2cm" svg:y1="11.2cm" svg:x2="15.25cm" svg:y2="12.9cm" draw:start-shape="id2" draw:start-glue-point="10" draw:end-shape="id4" draw:end-glue-point="4" svg:d="m12200 11200h502l2548 1199v501" svg:viewBox="0 0 3051 1701">
          <text:p/>
        </draw:connector>
        <draw:connector draw:style-name="gr4" draw:text-style-name="P1" draw:layer="layout" draw:type="lines" svg:x1="16.35cm" svg:y1="8cm" svg:x2="17.35cm" svg:y2="10.1cm" draw:start-shape="id5" draw:start-glue-point="8" draw:end-shape="id6" draw:end-glue-point="4" svg:d="m16350 8000v502l1000 898v700" svg:viewBox="0 0 1001 2101">
          <text:p/>
        </draw:connector>
        <draw:connector draw:style-name="gr4" draw:text-style-name="P1" draw:layer="layout" draw:type="lines" svg:x1="4.95cm" svg:y1="15.5cm" svg:x2="7.3cm" svg:y2="17.7cm" draw:start-shape="id3" draw:start-glue-point="8" draw:end-shape="id7" draw:end-glue-point="6" svg:d="m4950 15500v502l1849 1698h501" svg:viewBox="0 0 2351 2201">
          <text:p/>
        </draw:connector>
        <draw:connector draw:style-name="gr4" draw:text-style-name="P1" draw:layer="layout" draw:type="lines" svg:x1="15.25cm" svg:y1="15.3cm" svg:x2="12.4cm" svg:y2="17.7cm" draw:start-shape="id4" draw:start-glue-point="8" draw:end-shape="id7" draw:end-glue-point="10" svg:d="m15250 15300v502l-2348 1898h-502" svg:viewBox="0 0 2851 2401">
          <text:p/>
        </draw:connector>
        <draw:connector draw:style-name="gr4" draw:text-style-name="P1" draw:layer="layout" draw:type="lines" draw:line-skew="-0.802cm" svg:x1="8.046cm" svg:y1="18.549cm" svg:x2="4.55cm" svg:y2="20.6cm" draw:start-shape="id7" draw:start-glue-point="7" draw:end-shape="id8" draw:end-glue-point="4" svg:d="m8046 18549v51l-3496 1499v501" svg:viewBox="0 0 3497 2052">
          <text:p/>
        </draw:connector>
        <draw:connector draw:style-name="gr4" draw:text-style-name="P1" draw:layer="layout" draw:type="lines" svg:x1="6.849cm" svg:y1="20.936cm" svg:x2="9.85cm" svg:y2="18.9cm" draw:start-shape="id8" draw:start-glue-point="11" draw:end-shape="id7" draw:end-glue-point="8" svg:d="m6849 20936v-837l3001-697v-502" svg:viewBox="0 0 3002 2037">
          <text:p/>
        </draw:connector>
        <draw:connector draw:style-name="gr4" draw:text-style-name="P1" draw:layer="layout" draw:type="lines" svg:x1="11.654cm" svg:y1="18.549cm" svg:x2="13.95cm" svg:y2="20.6cm" draw:start-shape="id7" draw:start-glue-point="9" draw:end-shape="id9" draw:end-glue-point="4" svg:d="m11654 18549v853l2296 697v501" svg:viewBox="0 0 2297 2052">
          <text:p/>
        </draw:connector>
        <draw:connector draw:style-name="gr4" draw:text-style-name="P1" draw:layer="layout" draw:type="lines" svg:x1="13.95cm" svg:y1="23cm" svg:x2="14.05cm" svg:y2="26.2cm" draw:start-shape="id9" draw:start-glue-point="8" draw:end-shape="id10" draw:end-glue-point="4" svg:d="m13950 23000v502l100 1998v700" svg:viewBox="0 0 101 3201">
          <text:p/>
        </draw:connector>
        <draw:connector draw:style-name="gr4" draw:text-style-name="P1" draw:layer="layout" draw:type="lines" svg:x1="11.454cm" svg:y1="6.151cm" svg:x2="14.546cm" svg:y2="5.951cm" draw:start-shape="id1" draw:start-glue-point="11" draw:end-shape="id5" draw:end-glue-point="5" svg:d="m11454 6151v-852l3092-200v852" svg:viewBox="0 0 3093 1053">
          <text:p/>
        </draw:connector>
        <draw:connector draw:style-name="gr4" draw:text-style-name="P1" draw:layer="layout" draw:type="lines" svg:x1="14.546cm" svg:y1="7.649cm" svg:x2="11.454cm" svg:y2="7.849cm" draw:start-shape="id5" draw:start-glue-point="7" draw:end-shape="id1" draw:end-glue-point="9" svg:d="m14546 7649v853l-3092 200v-853" svg:viewBox="0 0 3093 1054">
          <text:p/>
        </draw:connector>
        <draw:connector draw:style-name="gr4" draw:text-style-name="P1" draw:layer="layout" draw:type="lines" svg:x1="9.55cm" svg:y1="3.4cm" svg:x2="9.65cm" svg:y2="5.8cm" draw:start-shape="id11" draw:start-glue-point="8" draw:end-shape="id1" draw:end-glue-point="4" svg:d="m9550 3400v502l100 1397v501" svg:viewBox="0 0 101 2401">
          <text:p/>
        </draw:connector>
        <draw:connector draw:style-name="gr4" draw:text-style-name="P1" draw:layer="layout" draw:type="lines" svg:x1="9.85cm" svg:y1="16.5cm" svg:x2="7.5cm" svg:y2="14.3cm" draw:start-shape="id7" draw:start-glue-point="4" draw:end-shape="id3" draw:end-glue-point="10" svg:d="m9850 16500v-501l-1848-1699h-502" svg:viewBox="0 0 2351 2201">
          <text:p/>
        </draw:connector>
        <draw:connector draw:style-name="gr4" draw:text-style-name="P1" draw:layer="layout" draw:type="lines" svg:x1="11.654cm" svg:y1="16.851cm" svg:x2="12.7cm" svg:y2="14.1cm" draw:start-shape="id7" draw:start-glue-point="11" draw:end-shape="id4" draw:end-glue-point="6" svg:d="m11654 16851v-852l545-1899h501" svg:viewBox="0 0 1047 27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2-04T14:33:37.516438251</meta:creation-date>
    <dc:date>2013-12-04T14:44:38.238069673</dc:date>
    <dc:creator>migue </dc:creator>
    <meta:editing-duration>P0D</meta:editing-duration>
    <meta:editing-cycles>1</meta:editing-cycles>
    <meta:document-statistic meta:object-count="26"/>
    <meta:generator>LibreOffice/4.1.3.2$Linux_X86_64 LibreOffice_project/410m0$Build-2</meta:generator>
  </office:meta>
</office:document-meta>
</file>